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7A0000037A827724A3.jpg"/>
  <manifest:file-entry manifest:media-type="image/jpeg" manifest:full-path="Pictures/1000000000000794000004C45C995D0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ffffff" draw:marker-start-width="1.1cm" draw:marker-end-width="1.1cm" draw:stroke-linejoin="miter" draw:fill="solid" draw:fill-color="#ffffff" draw:opacity="0%" draw:textarea-vertical-align="middle" fo:padding-top="0.275cm" fo:padding-bottom="0.275cm" fo:padding-left="0.4cm" fo:padding-right="0.4cm" draw:shadow-opacity="0%"/>
    </style:style>
    <style:style style:name="gr3" style:family="graphic" style:parent-style-name="standard">
      <style:graphic-properties draw:stroke="none" draw:fill-color="#999966" draw:opacity="30%" draw:textarea-vertical-align="middle" draw:shadow-opacity="30%"/>
    </style:style>
    <style:style style:name="gr4" style:family="graphic" style:parent-style-name="standard">
      <style:graphic-properties draw:stroke="none" svg:stroke-color="#000000" draw:fill="none" draw:fill-color="#ffffff" fo:min-height="22.031cm"/>
    </style:style>
    <style:style style:name="gr5" style:family="graphic" style:parent-style-name="standard">
      <style:graphic-properties draw:stroke="none" svg:stroke-color="#000000" draw:fill="none" draw:fill-color="#ffffff" fo:min-height="18.623cm"/>
    </style:style>
    <style:style style:name="gr6" style:family="graphic" style:parent-style-name="standard">
      <style:graphic-properties draw:stroke="none" svg:stroke-color="#000000" draw:fill="none" draw:fill-color="#ffffff" fo:min-height="7.25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01cm"/>
    </style:style>
    <style:style style:name="gr9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1c1c1c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P5" style:family="paragraph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6" style:family="paragraph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color="#1c1c1c" fo:font-size="36pt" fo:text-shadow="none" style:font-size-asian="36pt" style:font-size-complex="36pt"/>
    </style:style>
    <style:style style:name="T2" style:family="text">
      <style:text-properties fo:color="#ffffff" fo:font-size="36pt" fo:text-shadow="none" style:font-size-asian="36pt" style:font-size-complex="36pt"/>
    </style:style>
    <style:style style:name="T3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21cm" svg:x="0cm" svg:y="0cm">
          <draw:image xlink:href="Pictures/1000000000000794000004C45C995D03.jpg" xlink:type="simple" xlink:show="embed" xlink:actuate="onLoad">
            <text:p/>
          </draw:image>
        </draw:frame>
        <draw:rect draw:style-name="gr2" draw:text-style-name="P1" draw:layer="layout" svg:width="20.27cm" svg:height="20.23cm" svg:x="0.322cm" svg:y="0.401cm">
          <text:p/>
        </draw:rect>
        <draw:rect draw:style-name="gr3" draw:text-style-name="P1" draw:layer="layout" svg:width="13.687cm" svg:height="9.794cm" svg:x="6.543cm" svg:y="3.572cm">
          <text:p/>
        </draw:rect>
        <draw:frame draw:style-name="gr4" draw:text-style-name="P2" draw:layer="layout" svg:width="13.378cm" svg:height="22.281cm" svg:x="6.623cm" svg:y="1.248cm">
          <draw:text-box>
            <text:p text:style-name="P2"><text:span text:style-name="T1"/></text:p>
            <text:p text:style-name="P2"><text:span text:style-name="T1"/></text:p>
            <text:p text:style-name="P2"><text:span text:style-name="T2">Lorem ipsum.............</text:span></text:p>
            <text:p text:style-name="P2"><text:span text:style-name="T2">.....................................................</text:span></text:p>
            <text:p text:style-name="P2"><text:span text:style-name="T2"/></text:p>
          </draw:text-box>
        </draw:frame>
        <draw:frame draw:style-name="gr5" draw:text-style-name="P4" draw:layer="layout" svg:width="11.323cm" svg:height="18.873cm" svg:x="8.677cm" svg:y="1.127cm">
          <draw:text-box>
            <text:p text:style-name="P3"><text:span text:style-name="T3"><text:s/></text:span></text:p>
          </draw:text-box>
        </draw:frame>
        <draw:frame draw:style-name="gr6" draw:text-style-name="P5" draw:layer="layout" svg:width="18.866cm" svg:height="7.507cm" draw:transform="rotate (-1.5664330036658) translate (2.103cm 6.546cm)">
          <draw:text-box>
            <text:p><text:span text:style-name="T4">LE ISCRIZIONI SONO APERTE</text:span></text:p>
          </draw:text-box>
        </draw:frame>
        <draw:frame draw:style-name="gr7" draw:text-style-name="P1" draw:layer="layout" svg:width="4.551cm" svg:height="4.292cm" svg:x="0.957cm" svg:y="1.043cm">
          <draw:image xlink:href="Pictures/100000000000037A0000037A827724A3.jpg" xlink:type="simple" xlink:show="embed" xlink:actuate="onLoad">
            <text:p/>
          </draw:image>
        </draw:frame>
        <draw:frame draw:style-name="gr8" draw:text-style-name="P6" draw:layer="layout" svg:width="20.612cm" svg:height="3.351cm" svg:x="1cm" svg:y="18.568cm">
          <draw:text-box>
            <text:p text:style-name="P1"><text:span text:style-name="T3">www.master-.......................it</text:span></text:p>
          </draw:text-box>
        </draw:frame>
        <draw:frame draw:style-name="gr9" draw:text-style-name="P7" draw:layer="layout" svg:width="16.033cm" svg:height="1.673cm" svg:x="12.247cm" svg:y="20.332cm">
          <draw:text-box>
            <text:p><text:span text:style-name="T5">Picture by Andrea Biffi http://andreabiffi.blogspot.it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a Cassi</meta:initial-creator>
    <meta:creation-date>2017-10-12T13:35:06</meta:creation-date>
    <dc:date>2017-10-12T20:39:09</dc:date>
    <dc:creator>Federica Cassi</dc:creator>
    <meta:editing-duration>PT2H22M53S</meta:editing-duration>
    <meta:editing-cycles>5</meta:editing-cycles>
    <meta:generator>OpenOffice/4.1.2$Unix OpenOffice.org_project/412m3$Build-9782</meta:generator>
    <meta:document-statistic meta:object-count="9"/>
  </office:meta>
</office:document-meta>
</file>